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Fiche retour IHM</text:h>
      <text:p text:style-name="P1"/>
      <text:p text:style-name="P2">Date (pour avoir une idée de la version) :</text:p>
      <text:p text:style-name="P2">Age (environ) :</text:p>
      <text:p text:style-name="P2">Sexe :</text:p>
      <text:p text:style-name="P2">Expérience joueur (joue peu – couramment – game – hard core gamer - …) :</text:p>
      <text:p text:style-name="P2"/>
      <text:p text:style-name="P2">Menu principal :</text:p>
      <text:p text:style-name="P2"/>
      <text:p text:style-name="P2">Interface de jeu :</text:p>
      <text:list xml:id="list6725773461" text:style-name="L1">
        <text:list-item>
          <text:p text:style-name="P3">Appréciation globale</text:p>
        </text:list-item>
        <text:list-item>
          <text:p text:style-name="P3">Aide</text:p>
        </text:list-item>
        <text:list-item>
          <text:p text:style-name="P3">Menu du jeu</text:p>
        </text:list-item>
        <text:list-item>
          <text:p text:style-name="P3">Boutons</text:p>
        </text:list-item>
        <text:list-item>
          <text:p text:style-name="P3">Fin de partie</text:p>
        </text:list-item>
        <text:list-item>
          <text:p text:style-name="P3">Case infos joueurs</text:p>
        </text:list-item>
        <text:list-item>
          <text:p text:style-name="P3">Ergonomie</text:p>
        </text:list-item>
      </text:list>
      <text:p text:style-name="P2"/>
      <text:p text:style-name="P2">Options :</text:p>
      <text:p text:style-name="P2"/>
      <text:p text:style-name="P2">Partie perso :</text:p>
      <text:p text:style-name="P2"/>
      <text:p text:style-name="P2">Autres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6T09:21:26</meta:creation-date>
    <dc:date>2013-06-06T10:10:08</dc:date>
    <meta:editing-duration>PT5M22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1" meta:paragraph-count="17" meta:word-count="67" meta:character-count="305" meta:non-whitespace-character-count="262"/>
  </office:meta>
</office:document-meta>
</file>